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default-cell-style-name="ce8"/>
        <table:table-column table:style-name="co2" table:number-columns-repeated="14" table:default-cell-style-name="ce4"/>
        <table:table-column table:style-name="co2" table:number-columns-repeated="2" table:default-cell-style-name="ce11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Modell</text:p>
          </table:table-cell>
          <table:table-cell table:style-name="ce1" office:value-type="string" calcext:value-type="string">
            <text:p>16 Epochen</text:p>
          </table:table-cell>
          <table:table-cell table:style-name="ce3" office:value-type="string" calcext:value-type="string">
            <text:p>32 Epochen</text:p>
          </table:table-cell>
          <table:table-cell table:style-name="ce1" office:value-type="string" calcext:value-type="string">
            <text:p>48 Epochen</text:p>
          </table:table-cell>
          <table:table-cell table:style-name="ce3" office:value-type="string" calcext:value-type="string">
            <text:p>64 Epochen</text:p>
          </table:table-cell>
          <table:table-cell table:style-name="ce1" office:value-type="string" calcext:value-type="string">
            <text:p>80 Epochen</text:p>
          </table:table-cell>
          <table:table-cell table:style-name="ce3" office:value-type="string" calcext:value-type="string">
            <text:p>96 Epochen</text:p>
          </table:table-cell>
          <table:table-cell table:style-name="ce1" office:value-type="string" calcext:value-type="string">
            <text:p>112 Epochen</text:p>
          </table:table-cell>
          <table:table-cell table:style-name="ce3" office:value-type="string" calcext:value-type="string">
            <text:p>128 Epochen</text:p>
          </table:table-cell>
          <table:table-cell table:style-name="ce1" office:value-type="string" calcext:value-type="string">
            <text:p>144 Epochen</text:p>
          </table:table-cell>
          <table:table-cell table:style-name="ce3" office:value-type="string" calcext:value-type="string">
            <text:p>160 Epochen</text:p>
          </table:table-cell>
          <table:table-cell table:style-name="ce1" office:value-type="string" calcext:value-type="string">
            <text:p>176 Epochen</text:p>
          </table:table-cell>
          <table:table-cell table:style-name="ce3" office:value-type="string" calcext:value-type="string">
            <text:p>192 Epochen</text:p>
          </table:table-cell>
          <table:table-cell table:style-name="ce1" office:value-type="string" calcext:value-type="string">
            <text:p>208 Epochen</text:p>
          </table:table-cell>
          <table:table-cell table:style-name="ce3" office:value-type="string" calcext:value-type="string">
            <text:p>224 Epochen</text:p>
          </table:table-cell>
          <table:table-cell table:style-name="ce1" office:value-type="string" calcext:value-type="string">
            <text:p>240 Epochen</text:p>
          </table:table-cell>
          <table:table-cell table:style-name="ce3" office:value-type="string" calcext:value-type="string">
            <text:p>256 Epochen</text:p>
          </table:table-cell>
          <table:table-cell table:style-name="ce1" office:value-type="string" calcext:value-type="string">
            <text:p>272 Epochen</text:p>
          </table:table-cell>
          <table:table-cell table:style-name="ce3" office:value-type="string" calcext:value-type="string">
            <text:p>288 Epochen</text:p>
          </table:table-cell>
          <table:table-cell table:style-name="ce1"/>
          <table:table-cell table:number-columns-repeated="1004"/>
        </table:table-row>
        <table:table-row table:style-name="ro1">
          <table:table-cell office:value-type="string" calcext:value-type="string">
            <text:p>Modell 0</text:p>
          </table:table-cell>
          <table:table-cell office:value-type="float" office:value="0.467497110366821" calcext:value-type="float">
            <text:p>0.467497110366821</text:p>
          </table:table-cell>
          <table:table-cell office:value-type="float" office:value="0.272500514984131" calcext:value-type="float">
            <text:p>0.272500514984131</text:p>
          </table:table-cell>
          <table:table-cell office:value-type="float" office:value="0.290000438690186" calcext:value-type="float">
            <text:p>0.290000438690186</text:p>
          </table:table-cell>
          <table:table-cell office:value-type="float" office:value="0.279998779296875" calcext:value-type="float">
            <text:p>0.279998779296875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34997272491455" calcext:value-type="float">
            <text:p>0.234997272491455</text:p>
          </table:table-cell>
          <table:table-cell office:value-type="float" office:value="0.269997119903564" calcext:value-type="float">
            <text:p>0.269997119903564</text:p>
          </table:table-cell>
          <table:table-cell office:value-type="float" office:value="0.272500514984131" calcext:value-type="float">
            <text:p>0.272500514984131</text:p>
          </table:table-cell>
          <table:table-cell office:value-type="float" office:value="0.234997272491455" calcext:value-type="float">
            <text:p>0.234997272491455</text:p>
          </table:table-cell>
          <table:table-cell office:value-type="float" office:value="0.214999914169312" calcext:value-type="float">
            <text:p>0.214999914169312</text:p>
          </table:table-cell>
          <table:table-cell office:value-type="float" office:value="0.2174973487854" calcext:value-type="float">
            <text:p>0.2174973487854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174973487854" calcext:value-type="float">
            <text:p>0.2174973487854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25001573562622" calcext:value-type="float">
            <text:p>0.225001573562622</text:p>
          </table:table-cell>
          <table:table-cell office:value-type="float" office:value="0.247502326965332" calcext:value-type="float">
            <text:p>0.2475023269653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dell 1</text:p>
          </table:table-cell>
          <table:table-cell office:value-type="float" office:value="0.384998321533203" calcext:value-type="float">
            <text:p>0.384998321533203</text:p>
          </table:table-cell>
          <table:table-cell office:value-type="float" office:value="0.28499960899353" calcext:value-type="float">
            <text:p>0.28499960899353</text:p>
          </table:table-cell>
          <table:table-cell office:value-type="float" office:value="0.269997119903564" calcext:value-type="float">
            <text:p>0.269997119903564</text:p>
          </table:table-cell>
          <table:table-cell office:value-type="float" office:value="0.295001268386841" calcext:value-type="float">
            <text:p>0.295001268386841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65002250671387" calcext:value-type="float">
            <text:p>0.265002250671387</text:p>
          </table:table-cell>
          <table:table-cell office:value-type="float" office:value="0.26249885559082" calcext:value-type="float">
            <text:p>0.26249885559082</text:p>
          </table:table-cell>
          <table:table-cell table:number-columns-repeated="2" office:value-type="float" office:value="0.255000591278076" calcext:value-type="float">
            <text:p>0.255000591278076</text:p>
          </table:table-cell>
          <table:table-cell office:value-type="float" office:value="0.227499008178711" calcext:value-type="float">
            <text:p>0.227499008178711</text:p>
          </table:table-cell>
          <table:table-cell office:value-type="float" office:value="0.212502479553223" calcext:value-type="float">
            <text:p>0.212502479553223</text:p>
          </table:table-cell>
          <table:table-cell office:value-type="float" office:value="0.279998779296875" calcext:value-type="float">
            <text:p>0.279998779296875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27499008178711" calcext:value-type="float">
            <text:p>0.227499008178711</text:p>
          </table:table-cell>
          <table:table-cell office:value-type="float" office:value="0.282502174377441" calcext:value-type="float">
            <text:p>0.282502174377441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9749870300293" calcext:value-type="float">
            <text:p>0.297498703002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dell 2</text:p>
          </table:table-cell>
          <table:table-cell office:value-type="float" office:value="0.357502698898315" calcext:value-type="float">
            <text:p>0.357502698898315</text:p>
          </table:table-cell>
          <table:table-cell office:value-type="float" office:value="0.354999303817749" calcext:value-type="float">
            <text:p>0.354999303817749</text:p>
          </table:table-cell>
          <table:table-cell office:value-type="float" office:value="0.305002927780151" calcext:value-type="float">
            <text:p>0.305002927780151</text:p>
          </table:table-cell>
          <table:table-cell office:value-type="float" office:value="0.30750036239624" calcext:value-type="float">
            <text:p>0.30750036239624</text:p>
          </table:table-cell>
          <table:table-cell office:value-type="float" office:value="0.287497043609619" calcext:value-type="float">
            <text:p>0.287497043609619</text:p>
          </table:table-cell>
          <table:table-cell office:value-type="float" office:value="0.225001573562622" calcext:value-type="float">
            <text:p>0.225001573562622</text:p>
          </table:table-cell>
          <table:table-cell office:value-type="float" office:value="0.260001420974731" calcext:value-type="float">
            <text:p>0.260001420974731</text:p>
          </table:table-cell>
          <table:table-cell office:value-type="float" office:value="0.282502174377441" calcext:value-type="float">
            <text:p>0.282502174377441</text:p>
          </table:table-cell>
          <table:table-cell office:value-type="float" office:value="0.27499794960022" calcext:value-type="float">
            <text:p>0.27499794960022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22498178482056" calcext:value-type="float">
            <text:p>0.222498178482056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25001573562622" calcext:value-type="float">
            <text:p>0.225001573562622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12502479553223" calcext:value-type="float">
            <text:p>0.212502479553223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57498025894165" calcext:value-type="float">
            <text:p>0.25749802589416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dell 3</text:p>
          </table:table-cell>
          <table:table-cell office:value-type="float" office:value="0.335001945495606" calcext:value-type="float">
            <text:p>0.335001945495606</text:p>
          </table:table-cell>
          <table:table-cell office:value-type="float" office:value="0.354999303817749" calcext:value-type="float">
            <text:p>0.354999303817749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360000133514404" calcext:value-type="float">
            <text:p>0.360000133514404</text:p>
          </table:table-cell>
          <table:table-cell office:value-type="float" office:value="0.27499794960022" calcext:value-type="float">
            <text:p>0.27499794960022</text:p>
          </table:table-cell>
          <table:table-cell office:value-type="float" office:value="0.312501192092895" calcext:value-type="float">
            <text:p>0.312501192092895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7499794960022" calcext:value-type="float">
            <text:p>0.27499794960022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60001420974731" calcext:value-type="float">
            <text:p>0.260001420974731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25001573562622" calcext:value-type="float">
            <text:p>0.225001573562622</text:p>
          </table:table-cell>
          <table:table-cell office:value-type="float" office:value="0.209999084472656" calcext:value-type="float">
            <text:p>0.209999084472656</text:p>
          </table:table-cell>
          <table:table-cell office:value-type="float" office:value="0.255000591278076" calcext:value-type="float">
            <text:p>0.25500059127807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dell 4</text:p>
          </table:table-cell>
          <table:table-cell office:value-type="float" office:value="0.332498550415039" calcext:value-type="float">
            <text:p>0.332498550415039</text:p>
          </table:table-cell>
          <table:table-cell office:value-type="float" office:value="0.279998779296875" calcext:value-type="float">
            <text:p>0.279998779296875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30750036239624" calcext:value-type="float">
            <text:p>0.30750036239624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92497873306274" calcext:value-type="float">
            <text:p>0.292497873306274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09999084472656" calcext:value-type="float">
            <text:p>0.209999084472656</text:p>
          </table:table-cell>
          <table:table-cell office:value-type="float" office:value="0.234997272491455" calcext:value-type="float">
            <text:p>0.234997272491455</text:p>
          </table:table-cell>
          <table:table-cell office:value-type="float" office:value="0.272500514984131" calcext:value-type="float">
            <text:p>0.272500514984131</text:p>
          </table:table-cell>
          <table:table-cell office:value-type="float" office:value="0.227499008178711" calcext:value-type="float">
            <text:p>0.227499008178711</text:p>
          </table:table-cell>
          <table:table-cell office:value-type="float" office:value="0.199997425079346" calcext:value-type="float">
            <text:p>0.199997425079346</text:p>
          </table:table-cell>
          <table:table-cell office:value-type="float" office:value="0.2174973487854" calcext:value-type="float">
            <text:p>0.2174973487854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20000743865967" calcext:value-type="float">
            <text:p>0.22000074386596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dell 5</text:p>
          </table:table-cell>
          <table:table-cell office:value-type="float" office:value="0.382500886917114" calcext:value-type="float">
            <text:p>0.382500886917114</text:p>
          </table:table-cell>
          <table:table-cell office:value-type="float" office:value="0.414997339248657" calcext:value-type="float">
            <text:p>0.414997339248657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87497043609619" calcext:value-type="float">
            <text:p>0.287497043609619</text:p>
          </table:table-cell>
          <table:table-cell office:value-type="float" office:value="0.279998779296875" calcext:value-type="float">
            <text:p>0.279998779296875</text:p>
          </table:table-cell>
          <table:table-cell office:value-type="float" office:value="0.31999945640564" calcext:value-type="float">
            <text:p>0.31999945640564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174973487854" calcext:value-type="float">
            <text:p>0.2174973487854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25001573562622" calcext:value-type="float">
            <text:p>0.225001573562622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34997272491455" calcext:value-type="float">
            <text:p>0.2349972724914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dell 6</text:p>
          </table:table-cell>
          <table:table-cell office:value-type="float" office:value="0.317502021789551" calcext:value-type="float">
            <text:p>0.317502021789551</text:p>
          </table:table-cell>
          <table:table-cell office:value-type="float" office:value="0.302499532699585" calcext:value-type="float">
            <text:p>0.302499532699585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95001268386841" calcext:value-type="float">
            <text:p>0.295001268386841</text:p>
          </table:table-cell>
          <table:table-cell office:value-type="float" office:value="0.272500514984131" calcext:value-type="float">
            <text:p>0.272500514984131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69997119903564" calcext:value-type="float">
            <text:p>0.269997119903564</text:p>
          </table:table-cell>
          <table:table-cell office:value-type="float" office:value="0.312501192092895" calcext:value-type="float">
            <text:p>0.312501192092895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27499008178711" calcext:value-type="float">
            <text:p>0.227499008178711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174973487854" calcext:value-type="float">
            <text:p>0.2174973487854</text:p>
          </table:table-cell>
          <table:table-cell office:value-type="float" office:value="0.260001420974731" calcext:value-type="float">
            <text:p>0.260001420974731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3999810218811" calcext:value-type="float">
            <text:p>0.239998102188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dell 7</text:p>
          </table:table-cell>
          <table:table-cell office:value-type="float" office:value="0.41000247001648" calcext:value-type="float">
            <text:p>0.41000247001648</text:p>
          </table:table-cell>
          <table:table-cell office:value-type="float" office:value="0.344997644424438" calcext:value-type="float">
            <text:p>0.344997644424438</text:p>
          </table:table-cell>
          <table:table-cell office:value-type="float" office:value="0.302499532699585" calcext:value-type="float">
            <text:p>0.302499532699585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82502174377441" calcext:value-type="float">
            <text:p>0.282502174377441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7499794960022" calcext:value-type="float">
            <text:p>0.27499794960022</text:p>
          </table:table-cell>
          <table:table-cell office:value-type="float" office:value="0.287497043609619" calcext:value-type="float">
            <text:p>0.287497043609619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65002250671387" calcext:value-type="float">
            <text:p>0.265002250671387</text:p>
          </table:table-cell>
          <table:table-cell office:value-type="float" office:value="0.234997272491455" calcext:value-type="float">
            <text:p>0.234997272491455</text:p>
          </table:table-cell>
          <table:table-cell office:value-type="float" office:value="0.300002098083496" calcext:value-type="float">
            <text:p>0.300002098083496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25001573562622" calcext:value-type="float">
            <text:p>0.225001573562622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42501497268677" calcext:value-type="float">
            <text:p>0.24250149726867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dell 8</text:p>
          </table:table-cell>
          <table:table-cell office:value-type="float" office:value="0.372499227523804" calcext:value-type="float">
            <text:p>0.372499227523804</text:p>
          </table:table-cell>
          <table:table-cell office:value-type="float" office:value="0.282502174377441" calcext:value-type="float">
            <text:p>0.282502174377441</text:p>
          </table:table-cell>
          <table:table-cell office:value-type="float" office:value="0.34250020980835" calcext:value-type="float">
            <text:p>0.34250020980835</text:p>
          </table:table-cell>
          <table:table-cell office:value-type="float" office:value="0.279998779296875" calcext:value-type="float">
            <text:p>0.279998779296875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309997797012329" calcext:value-type="float">
            <text:p>0.309997797012329</text:p>
          </table:table-cell>
          <table:table-cell office:value-type="float" office:value="0.302499532699585" calcext:value-type="float">
            <text:p>0.302499532699585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65002250671387" calcext:value-type="float">
            <text:p>0.265002250671387</text:p>
          </table:table-cell>
          <table:table-cell office:value-type="float" office:value="0.204998254776001" calcext:value-type="float">
            <text:p>0.204998254776001</text:p>
          </table:table-cell>
          <table:table-cell office:value-type="float" office:value="0.225001573562622" calcext:value-type="float">
            <text:p>0.225001573562622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44998931884766" calcext:value-type="float">
            <text:p>0.244998931884766</text:p>
          </table:table-cell>
          <table:table-cell table:number-columns-repeated="2" office:value-type="float" office:value="0.249999761581421" calcext:value-type="float">
            <text:p>0.2499997615814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dell 9</text:p>
          </table:table-cell>
          <table:table-cell office:value-type="float" office:value="0.35250186920166" calcext:value-type="float">
            <text:p>0.35250186920166</text:p>
          </table:table-cell>
          <table:table-cell office:value-type="float" office:value="0.28499960899353" calcext:value-type="float">
            <text:p>0.28499960899353</text:p>
          </table:table-cell>
          <table:table-cell office:value-type="float" office:value="0.314998626708984" calcext:value-type="float">
            <text:p>0.314998626708984</text:p>
          </table:table-cell>
          <table:table-cell office:value-type="float" office:value="0.269997119903564" calcext:value-type="float">
            <text:p>0.269997119903564</text:p>
          </table:table-cell>
          <table:table-cell office:value-type="float" office:value="0.265002250671387" calcext:value-type="float">
            <text:p>0.265002250671387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72500514984131" calcext:value-type="float">
            <text:p>0.272500514984131</text:p>
          </table:table-cell>
          <table:table-cell office:value-type="float" office:value="0.265002250671387" calcext:value-type="float">
            <text:p>0.265002250671387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14999914169312" calcext:value-type="float">
            <text:p>0.214999914169312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7499794960022" calcext:value-type="float">
            <text:p>0.27499794960022</text:p>
          </table:table-cell>
          <table:table-cell office:value-type="float" office:value="0.247502326965332" calcext:value-type="float">
            <text:p>0.247502326965332</text:p>
          </table:table-cell>
          <table:table-cell table:number-columns-repeated="2" office:value-type="float" office:value="0.230002403259277" calcext:value-type="float">
            <text:p>0.23000240325927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nsemble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42501497268677" calcext:value-type="float">
            <text:p>0.242501497268677</text:p>
          </table:table-cell>
          <table:table-cell table:style-name="ce5" office:value-type="float" office:value="0.2174973487854" calcext:value-type="float">
            <text:p>0.2174973487854</text:p>
          </table:table-cell>
          <table:table-cell table:number-columns-repeated="2" office:value-type="float" office:value="0.212502479553223" calcext:value-type="float">
            <text:p>0.212502479553223</text:p>
          </table:table-cell>
          <table:table-cell office:value-type="float" office:value="0.197499990463257" calcext:value-type="float">
            <text:p>0.197499990463257</text:p>
          </table:table-cell>
          <table:table-cell office:value-type="float" office:value="0.199997425079346" calcext:value-type="float">
            <text:p>0.199997425079346</text:p>
          </table:table-cell>
          <table:table-cell office:value-type="float" office:value="0.207501649856567" calcext:value-type="float">
            <text:p>0.207501649856567</text:p>
          </table:table-cell>
          <table:table-cell office:value-type="float" office:value="0.192499160766602" calcext:value-type="float">
            <text:p>0.192499160766602</text:p>
          </table:table-cell>
          <table:table-cell office:value-type="float" office:value="0.202500820159912" calcext:value-type="float">
            <text:p>0.202500820159912</text:p>
          </table:table-cell>
          <table:table-cell office:value-type="float" office:value="0.190001726150513" calcext:value-type="float">
            <text:p>0.190001726150513</text:p>
          </table:table-cell>
          <table:table-cell office:value-type="float" office:value="0.185000896453857" calcext:value-type="float">
            <text:p>0.185000896453857</text:p>
          </table:table-cell>
          <table:table-cell office:value-type="float" office:value="0.182497501373291" calcext:value-type="float">
            <text:p>0.182497501373291</text:p>
          </table:table-cell>
          <table:table-cell office:value-type="float" office:value="0.185000896453857" calcext:value-type="float">
            <text:p>0.185000896453857</text:p>
          </table:table-cell>
          <table:table-cell office:value-type="float" office:value="0.182497501373291" calcext:value-type="float">
            <text:p>0.182497501373291</text:p>
          </table:table-cell>
          <table:table-cell table:number-columns-repeated="2" office:value-type="float" office:value="0.190001726150513" calcext:value-type="float">
            <text:p>0.190001726150513</text:p>
          </table:table-cell>
          <table:table-cell table:style-name="ce5" office:value-type="float" office:value="0.195002555847168" calcext:value-type="float">
            <text:p>0.195002555847168</text:p>
          </table:table-cell>
          <table:table-cell table:style-name="ce5" table:number-columns-repeated="1005"/>
        </table:table-row>
        <table:table-row table:style-name="ro2">
          <table:table-cell office:value-type="string" calcext:value-type="string">
            <text:p>Best single Model</text:p>
          </table:table-cell>
          <table:table-cell table:style-name="ce5" table:formula="of:=MIN([.B2:.B11])" office:value-type="float" office:value="0.317502021789551" calcext:value-type="float">
            <text:p>0.317502021789551</text:p>
          </table:table-cell>
          <table:table-cell table:style-name="ce5" table:formula="of:=MIN([.C2:.C11])" office:value-type="float" office:value="0.272500514984131" calcext:value-type="float">
            <text:p>0.272500514984131</text:p>
          </table:table-cell>
          <table:table-cell table:style-name="ce5" table:formula="of:=MIN([.D2:.D11])" office:value-type="float" office:value="0.247502326965332" calcext:value-type="float">
            <text:p>0.247502326965332</text:p>
          </table:table-cell>
          <table:table-cell table:style-name="ce5" table:formula="of:=MIN([.E2:.E11])" office:value-type="float" office:value="0.23999810218811" calcext:value-type="float">
            <text:p>0.23999810218811</text:p>
          </table:table-cell>
          <table:table-cell table:style-name="ce5" table:formula="of:=MIN([.F2:.F11])" office:value-type="float" office:value="0.230002403259277" calcext:value-type="float">
            <text:p>0.230002403259277</text:p>
          </table:table-cell>
          <table:table-cell table:style-name="ce5" table:formula="of:=MIN([.G2:.G11])" office:value-type="float" office:value="0.225001573562622" calcext:value-type="float">
            <text:p>0.225001573562622</text:p>
          </table:table-cell>
          <table:table-cell table:style-name="ce5" table:formula="of:=MIN([.H2:.H11])" office:value-type="float" office:value="0.234997272491455" calcext:value-type="float">
            <text:p>0.234997272491455</text:p>
          </table:table-cell>
          <table:table-cell table:style-name="ce5" table:formula="of:=MIN([.I2:.I11])" office:value-type="float" office:value="0.230002403259277" calcext:value-type="float">
            <text:p>0.230002403259277</text:p>
          </table:table-cell>
          <table:table-cell table:style-name="ce5" table:formula="of:=MIN([.J2:.J11])" office:value-type="float" office:value="0.209999084472656" calcext:value-type="float">
            <text:p>0.209999084472656</text:p>
          </table:table-cell>
          <table:table-cell table:style-name="ce5" table:formula="of:=MIN([.K2:.K11])" office:value-type="float" office:value="0.227499008178711" calcext:value-type="float">
            <text:p>0.227499008178711</text:p>
          </table:table-cell>
          <table:table-cell table:style-name="ce5" table:formula="of:=MIN([.L2:.L11])" office:value-type="float" office:value="0.212502479553223" calcext:value-type="float">
            <text:p>0.212502479553223</text:p>
          </table:table-cell>
          <table:table-cell table:style-name="ce5" table:formula="of:=MIN([.M2:.M11])" office:value-type="float" office:value="0.2174973487854" calcext:value-type="float">
            <text:p>0.2174973487854</text:p>
          </table:table-cell>
          <table:table-cell table:style-name="ce5" table:formula="of:=MIN([.N2:.N11])" office:value-type="float" office:value="0.199997425079346" calcext:value-type="float">
            <text:p>0.199997425079346</text:p>
          </table:table-cell>
          <table:table-cell table:style-name="ce5" table:formula="of:=MIN([.O2:.O11])" office:value-type="float" office:value="0.2174973487854" calcext:value-type="float">
            <text:p>0.2174973487854</text:p>
          </table:table-cell>
          <table:table-cell table:style-name="ce5" table:formula="of:=MIN([.P2:.P11])" office:value-type="float" office:value="0.212502479553223" calcext:value-type="float">
            <text:p>0.212502479553223</text:p>
          </table:table-cell>
          <table:table-cell table:style-name="ce5" table:formula="of:=MIN([.Q2:.Q11])" office:value-type="float" office:value="0.225001573562622" calcext:value-type="float">
            <text:p>0.225001573562622</text:p>
          </table:table-cell>
          <table:table-cell table:style-name="ce5" table:formula="of:=MIN([.R2:.R11])" office:value-type="float" office:value="0.209999084472656" calcext:value-type="float">
            <text:p>0.209999084472656</text:p>
          </table:table-cell>
          <table:table-cell table:style-name="ce5" table:formula="of:=MIN([.S2:.S11])" office:value-type="float" office:value="0.220000743865967" calcext:value-type="float">
            <text:p>0.220000743865967</text:p>
          </table:table-cell>
          <table:table-cell table:style-name="ce5" table:number-columns-repeated="1005"/>
        </table:table-row>
        <table:table-row table:style-name="ro2" table:number-rows-repeated="2">
          <table:table-cell table:style-name="Default" table:number-columns-repeated="18"/>
          <table:table-cell table:number-columns-repeated="1006"/>
        </table:table-row>
        <table:table-row table:style-name="ro1" table:number-rows-repeated="4">
          <table:table-cell table:style-name="Default" table:number-columns-repeated="18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5" table:number-columns-repeated="14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5" table:number-columns-repeated="14"/>
          <table:table-cell table:style-name="Default" table:number-columns-repeated="2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18:53:17.02318128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09:21.812529662</meta:creation-date>
    <dc:date>2017-11-08T18:58:30.129033356</dc:date>
    <meta:editing-duration>PT25M45S</meta:editing-duration>
    <meta:editing-cycles>22</meta:editing-cycles>
    <meta:generator>LibreOffice/5.3.3.2$Linux_X86_64 LibreOffice_project/3d9a8b4b4e538a85e0782bd6c2d430bafe583448</meta:generator>
    <meta:document-statistic meta:table-count="1" meta:cell-count="247" meta:object-count="0"/>
  </office:meta>
</office:document-meta>
</file>